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7.45cm" fo:min-width="7.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85cm" fo:min-width="6.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55cm" fo:min-width="6.2cm"/>
    </style:style>
    <style:style style:name="gr4" style:family="graphic" style:parent-style-name="Objekt_20_ohne_20_Füllung_20_und_20_Linie">
      <style:graphic-properties draw:fill="none" draw:textarea-vertical-align="middle" draw:ole-draw-aspect="1" style:protect="siz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5cm" fo:min-width="5.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5cm" fo:min-width="6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justify"/>
    </style:style>
    <style:style style:name="P3" style:family="paragraph">
      <loext:graphic-properties draw:fill="none"/>
      <style:paragraph-properties fo:text-align="start"/>
    </style:style>
    <style:style style:name="P4" style:family="paragraph">
      <loext:graphic-properties draw:fill="none"/>
      <style:paragraph-properties fo:text-align="center"/>
      <style:text-properties fo:font-size="96pt" style:font-size-asian="18pt" style:font-size-complex="18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7.7cm" svg:x="3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5.1cm" svg:x="3.3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3.8cm" svg:x="3.6cm" svg:y="6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193cm" svg:height="0.547cm" svg:x="3.292cm" svg:y="5.32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1" draw:layer="layout" svg:width="6.2cm" svg:height="1cm" svg:x="3.8cm" svg:y="6.4cm">
          <text:p text:style-name="P5">[Cipher]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2cm" svg:height="1cm" svg:x="3.8cm" svg:y="7.6cm">
          <text:p text:style-name="P5">[Encryption Key]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2cm" svg:height="1cm" svg:x="3.8cm" svg:y="8.8cm">
          <text:p text:style-name="P5">[Root Block ID]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2cm" svg:height="1cm" svg:x="3.3cm" svg:y="3.9cm">
          <text:p text:style-name="P5">[Cipher]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102cm" svg:height="0.547cm" svg:x="3.007cm" svg:y="3.05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Messmer</meta:initial-creator>
    <meta:creation-date>2016-01-29T16:36:12.024846614</meta:creation-date>
    <dc:date>2016-01-29T17:38:38.592184028</dc:date>
    <dc:creator>Sebastian Messmer</dc:creator>
    <meta:editing-duration>PT1M55S</meta:editing-duration>
    <meta:editing-cycles>1</meta:editing-cycles>
    <meta:document-statistic meta:object-count="9"/>
    <meta:generator>LibreOffice/5.0.2.2$Linux_X86_64 LibreOffice_project/00m0$Build-2</meta:generator>
  </office:meta>
</office:document-meta>
</file>

<file path=Object 1/content.xml><?xml version="1.0" encoding="utf-8"?>
<math xmlns="http://www.w3.org/1998/Math/MathML" display="block">
  <semantics>
    <mrow>
      <msub>
        <mi mathvariant="italic">Encrypt</mi>
        <mi mathvariant="italic">Cipher</mi>
      </msub>
      <mrow>
        <mo fence="true" stretchy="false">(</mo>
        <mrow>
          <mrow>
            <msub>
              <mi mathvariant="italic">key</mi>
              <mi mathvariant="italic">inner</mi>
            </msub>
            <mi>,</mi>
            <mo stretchy="false">∘</mo>
          </mrow>
        </mrow>
        <mo fence="true" stretchy="false">)</mo>
      </mrow>
    </mrow>
    <annotation encoding="StarMath 5.0">Encrypt_{Cipher}(key_{inner}, circ )</annotation>
  </semantics>
</math>
</file>

<file path=Object 2/content.xml><?xml version="1.0" encoding="utf-8"?>
<math xmlns="http://www.w3.org/1998/Math/MathML" display="block">
  <semantics>
    <mrow>
      <msub>
        <mi mathvariant="italic">Encrypt</mi>
        <mrow>
          <mi mathvariant="italic">aes</mi>
          <mo stretchy="false">−</mo>
          <mn>256</mn>
          <mo stretchy="false">−</mo>
          <mi mathvariant="italic">gcm</mi>
        </mrow>
      </msub>
      <mrow>
        <mo fence="true" stretchy="false">(</mo>
        <mrow>
          <mrow>
            <msub>
              <mi mathvariant="italic">key</mi>
              <mi mathvariant="italic">outer</mi>
            </msub>
            <mi>,</mi>
            <mo stretchy="false">∘</mo>
          </mrow>
        </mrow>
        <mo fence="true" stretchy="false">)</mo>
      </mrow>
    </mrow>
    <annotation encoding="StarMath 5.0">Encrypt_{aes-256-gcm}(key_{outer}, circ )</annotation>
  </semantics>
</math>
</file>